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8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6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ED4C05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color="#C9211E"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color="#C9211E"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37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 style:font-charset="x-symbol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3" style:family="text" style:parent-style-name="Default">
      <style:text-properties fo:color="#ED4C05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4" style:family="text" style:parent-style-name="Default">
      <style:text-properties fo:color="#ED4C05" style:text-line-through-style="none" style:font-name="Arial" style:font-name-asian="Arial" style:font-name-complex="Arial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6.25pt" style:use-optimal-row-height="true" fo:break-before="auto"/>
    </style:style>
    <style:style style:name="ro4" style:family="table-row">
      <style:table-row-properties style:row-height="24pt" style:use-optimal-row-height="true" fo:break-before="auto"/>
    </style:style>
    <style:style style:name="ro5" style:family="table-row">
      <style:table-row-properties style:row-height="27pt" style:use-optimal-row-height="true" fo:break-before="auto"/>
    </style:style>
    <style:style style:name="ro6" style:family="table-row">
      <style:table-row-properties style:row-height="17.6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 table:visibility="collapse"/>
        <table:table-column table:style-name="co2" table:default-cell-style-name="ce17" table:visibility="collapse"/>
        <table:table-column table:style-name="co3" table:default-cell-style-name="ce20" table:visibility="collapse"/>
        <table:table-column table:style-name="co2" table:default-cell-style-name="ce18"/>
        <table:table-column table:style-name="co4" table:number-columns-repeated="16379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500" table:style-name="ce1">
            <text:p>50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058 <text:s/>Колбаса Докторская Особая ТМ Особый рецепт,<text:s text:c="2"/><text:span text:style-name="T3">0,5кг</text:span>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500" table:style-name="ce1">
            <text:p>5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0">
            <text:p><text:s/>043 <text:s/>Ветчина Нежная ТМ Особый рецепт, п/а<text:span text:style-name="T1">, 0,4кг<text:s/></text:span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5</text:span>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30" table:style-name="ce1">
            <text:p>3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3 <text:s/>Колбаса Докторская ГОСТ, Вязанка вектор,<text:span text:style-name="T3"><text:s/>0,4</text:span><text:s/>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<text:s/><text:span text:style-name="T3">0,5</text:span><text:s/>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001<text:s/></text:span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80" table:style-name="ce1">
            <text:p>8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3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<text:s text:c="2"/><text:span text:style-name="T3">0.5 к</text:span>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pan text:style-name="T1">222<text:s/></text:span>Колбаса Докторская стародворская, ВЕС, ВсхЗв 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00" table:style-name="ce1">
            <text:p>10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50" table:style-name="ce1">
            <text:p>5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5" table:visibility="filter">
          <table:table-cell office:value-type="string" table:style-name="ce6">
            <text:p><text:span text:style-name="T1">239<text:s/></text:span>Колбаса Салями запеч Дугушка, оболочка вектор, ВЕС, ТМ Стародворье 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table:number-columns-repeated="16380" table:style-name="ce1"/>
        </table:table-row>
        <table:table-row table:style-name="ro5">
          <table:table-cell office:value-type="string" table:style-name="ce6">
            <text:p><text:span text:style-name="T1">242</text:span><text:s/>Колбаса Сервелат ЗАПЕЧ.Дугушка ТМ Стародворье, вектор, в/к 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30" table:style-name="ce1">
            <text:p>130</text:p>
          </table:table-cell>
          <table:table-cell table:number-columns-repeated="16379"/>
        </table:table-row>
        <table:table-row table:style-name="ro4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4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pan text:style-name="T1">265</text:span><text:s/>Колбаса Балыкбургская, ВЕС, ТМ Баварушка 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40" table:style-name="ce1">
            <text:p>140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<text:span text:style-name="T1">244</text:span>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90" table:style-name="ce1">
            <text:p>90</text:p>
          </table:table-cell>
          <table:table-cell table:number-columns-repeated="16379"/>
        </table:table-row>
        <table:table-row table:style-name="ro4" table:visibility="filter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table:number-columns-repeated="16380" table:style-name="ce1"/>
        </table:table-row>
        <table:table-row table:style-name="ro4" table:visibility="filter">
          <table:table-cell office:value-type="string" table:style-name="ce15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number-columns-repeated="16380" table:style-name="ce1"/>
        </table:table-row>
        <table:table-row table:style-name="ro2" table:visibility="filter">
          <table:table-cell office:value-type="string" table:style-name="ce16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6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40" table:style-name="ce1">
            <text:p>40</text:p>
          </table:table-cell>
          <table:table-cell table:number-columns-repeated="16379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office:value-type="float" office:value="20" table:style-name="ce1">
            <text:p>20</text:p>
          </table:table-cell>
          <table:table-cell table:number-columns-repeated="16379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3030" table:formula="of:=SUM([.E2:.E54])" table:style-name="ce18">
            <text:p>3030</text:p>
          </table:table-cell>
          <table:table-cell table:number-columns-repeated="16379"/>
        </table:table-row>
        <table:table-row table:number-rows-repeated="2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style-name="ro2">
          <table:table-cell table:number-columns-repeated="2" table:style-name="ce1"/>
          <table:table-cell table:style-name="ce17"/>
          <table:table-cell table:style-name="ce19"/>
          <table:table-cell table:style-name="ce18"/>
          <table:table-cell table:number-columns-repeated="16379"/>
        </table:table-row>
        <table:table-row table:number-rows-repeated="5" table:style-name="ro2">
          <table:table-cell table:number-columns-repeated="2" table:style-name="ce1"/>
          <table:table-cell table:style-name="ce17"/>
          <table:table-cell table:style-name="ce9"/>
          <table:table-cell table:style-name="ce18"/>
          <table:table-cell table:number-columns-repeated="16379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6">
          <table:table-cell table:number-columns-repeated="16384"/>
        </table:table-row>
      </table:table>
      <table:table table:name="Лист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table table:name="Лист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7">
          <table:table-cell table:number-columns-repeated="16384"/>
        </table:table-row>
      </table:table>
      <table:database-ranges>
        <table:database-range table:target-range-address="Лист1.A1:Лист1.E56" table:name="__Anonymous_Sheet_DB__0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ru" number:country="RU">
      <number:number number:decimal-places="2" number:min-integer-digits="1"/>
    </number:number-style>
    <number:date-style style:name="N37">
      <number:day number:style="long"/>
      <number:text>.</number:text>
      <number:month number:style="long"/>
      <number:text>.</number:text>
      <number:year/>
    </number:date-style>
    <number:number-style style:name="N38">
      <number:number number:decimal-places="2" number:min-integer-digits="1" number:grouping="true"/>
      <number:text> ₽</number:text>
    </number:number-style>
    <number:currency-style style:name="N39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9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9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0">
      <style:table-cell-properties style:vertical-align="automatic" fo:background-color="transparent"/>
      <style:text-properties style:font-name="Arial1" style:font-name-asian="Arial1" style:font-name-complex="Arial1" fo:font-size="12pt" style:font-size-asian="12pt" style:font-size-complex="12p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78740157480315in" fo:margin-right="0.219291338582677in" style:print-page-order="ltr" style:first-page-number="1" style:scale-to="8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5-03-04T08:35:55Z</dc:date>
    <meta:print-date>2025-02-21T10:24:12Z</meta:print-date>
    <meta:editing-cycles>146</meta:editing-cycles>
    <meta:editing-duration>PT221072S</meta:editing-duration>
  </office:meta>
</office:document-meta>
</file>